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FieldAnalyzerWrapper.getPositionIncrementGap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FieldAnalyzerWrapper.addAnalyzer( String fieldName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ieldAnalyzerWrapper.reusable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FieldAnalyzer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ieldAnalyzerWrapper.PerFieldAnalyzerWrapper( Analyzer default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ieldAnalyzerWrapper.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